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iplesecRegistrationApplication.setSmtpConfig( SmtpConfiguration smtp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RegistrationApplication.getSmtp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RegistrationApplication.setRealm( String rea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RegistrationApplication.setAdmin( TriplesecAdmin ad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RegistrationApplication.getRedirec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RegistrationApplication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iplesecRegistrationApplication.getHome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RegistrationApplication.getPresentationBas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RegistrationApplication.setPresentationBaseUrl( String presentationBas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RegistrationApplication.initSms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iplesecRegistrationApplication.setSmsConfig( SmsConfiguration sms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RegistrationApplication.getAdm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RegistrationApplication.getSms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RegistrationApplication.initSmtpConfigur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riplesecRegistrationApplication.getRea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RegistrationApplication.initAdminAp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